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irf" svg:font-family="'Liberation Seirf'"/>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0d2673" officeooo:paragraph-rsid="000d2673" style:font-size-asian="12pt" style:font-size-complex="12pt"/>
    </style:style>
    <style:style style:name="P3" style:family="paragraph" style:parent-style-name="Standard">
      <style:text-properties style:font-name="Liberation Serif" fo:font-size="12pt" officeooo:paragraph-rsid="000f199b" style:font-size-asian="12pt" style:font-size-complex="12pt"/>
    </style:style>
    <style:style style:name="T1" style:family="text">
      <style:text-properties style:font-name="sans-serif" fo:font-size="11.25pt"/>
    </style:style>
    <style:style style:name="T2" style:family="text">
      <style:text-properties style:font-name="sans-serif" fo:font-size="11.25pt" style:font-size-asian="12pt" style:font-size-complex="12pt"/>
    </style:style>
    <style:style style:name="T3" style:family="text">
      <style:text-properties style:font-name="sans-serif" fo:font-size="15pt"/>
    </style:style>
    <style:style style:name="T4" style:family="text">
      <style:text-properties style:font-name="sans-serif" fo:font-size="16.5pt"/>
    </style:style>
    <style:style style:name="T5" style:family="text">
      <style:text-properties style:font-name="sans-serif" fo:font-size="12.75pt"/>
    </style:style>
    <style:style style:name="T6" style:family="text">
      <style:text-properties fo:font-size="11.25pt"/>
    </style:style>
    <style:style style:name="T7" style:family="text">
      <style:text-properties fo:font-size="11.25pt" style:font-size-asian="12pt" style:font-size-complex="12pt"/>
    </style:style>
    <style:style style:name="T8" style:family="text">
      <style:text-properties style:font-name="serif" fo:font-size="10.5pt"/>
    </style:style>
    <style:style style:name="T9" style:family="text">
      <style:text-properties style:font-name="serif" fo:font-size="10.5pt" style:font-size-asian="12pt" style:font-size-complex="12pt"/>
    </style:style>
    <style:style style:name="T10" style:family="text">
      <style:text-properties fo:font-size="10.5pt"/>
    </style:style>
    <style:style style:name="T11" style:family="text">
      <style:text-properties fo:font-size="10.5pt" style:font-size-asian="12pt" style:font-size-complex="12pt"/>
    </style:style>
    <style:style style:name="T12" style:family="text">
      <style:text-properties style:font-name="Liberation Serif" fo:font-size="10.5pt"/>
    </style:style>
    <style:style style:name="T13" style:family="text">
      <style:text-properties style:font-name="Liberation Serif" fo:font-size="12pt" style:font-size-asian="12pt" style:font-size-complex="12pt"/>
    </style:style>
    <style:style style:name="T14" style:family="text">
      <style:text-properties fo:font-size="15pt"/>
    </style:style>
    <style:style style:name="T15" style:family="text">
      <style:text-properties style:text-underline-style="solid" style:text-underline-width="auto" style:text-underline-color="font-color"/>
    </style:style>
    <style:style style:name="T16" style:family="text">
      <style:text-properties fo:font-size="16.5pt"/>
    </style:style>
    <style:style style:name="T17" style:family="text">
      <style:text-properties fo:font-size="12.7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1.BWL-Begriffe/Definitionen.</text:span></text:p>
      <text:p text:style-name="Standard"><text:span text:style-name="T1"/></text:p>
      <text:p text:style-name="Standard"><text:span text:style-name="T13">Produktlebenszyklus: Beschreibendes Modell der Entwicklung von Produkten, das davon ausgeht, dass Produkte eine begrenzte Lebensdauer haben und während ihres Lebens bestimmte Phasen durchlaufen. Eine Grobgliederung unterscheidet z. B. zwischen Entwicklungsperiode, Markteinführung und Marktperiode</text:span><text:span text:style-name="T2">.</text:span></text:p>
      <text:p text:style-name="Standard"><text:span text:style-name="T2"/></text:p>
      <text:p text:style-name="P1">Produktionsfaktoren: Input-Größen des betrieblichen Produktionsprozesses. Eine verbreitete Einstellung unterscheidet die Produktionsfaktoren Arbeit, Betriebsmittel und Werkstoffe. Dabei wird häufig zwischen dispositiver und objektbezogener Arbeit unterschieden. </text:p>
      <text:p text:style-name="P1"><text:span text:style-name="T2"/></text:p>
      <text:p text:style-name="P1">Fertigungstypen: Systematisierung verschiedener Arten der Fertigung nach dem Kriterium der hergestellten Menge. Als Grundtypen werden Einzelfertigung und Mehrfachfertigung, mit den Untertypen Massen-, Sorten- und Serienfertigung, unterschieden. </text:p>
      <text:p text:style-name="P1"/>
      <text:p text:style-name="P1">Leistung: Menge bzw. bewertete Menge der von einem Betrieb erzeugten Güter und Dienste in einer Periode. </text:p>
      <text:p text:style-name="P1"/>
      <text:p text:style-name="P2">Produktion(BWL): Erzeugung, Fertigung, Herstellung.</text:p>
      <text:p text:style-name="P2"/>
      <text:p text:style-name="P2">a) Prozess der zielgerichteten Kombination von Produktionsfaktoren (Input) und deren Transformation in Produkte (Erzeugnisse, Output).</text:p>
      <text:p text:style-name="P2"/>
      <text:p text:style-name="P2">b) In der ingenieurwissenschaftlichen Literatur wird der Terminus <text:span text:style-name="T15">Fertigung</text:span> für die zusammenbauende Produktion und der Terminus Erzeugung für die chemische Produktion verwendet; in der betriebswirtschaftlichen Literatursynonym. </text:p>
      <text:p text:style-name="P2"/>
      <text:p text:style-name="P2">Produktion kann als Fertigungsprozess (Produktion i.e.S.) oder als Erstellungsprozess(Produktion i.w.S.) gesehen werden.1.Bei der Produktion als Fertigung wird der technische Aspekt bes. betrachtet denn es werden Roh-und Fertigstoffe, sog. Produktions-faktoren, zu Halb-und Fertigfabrikaten verarbeitet, es findet eine Umwandlung statt.2.Eine Betrachtung des Produktionsprozessesaus der betrieblichen Sicht umfasst betriebswirtschaftliche Fragestellungen wie bspw. Art und Menge der Produkte und etwa Art des Fertigungstyps, die innerhalb des Leistungserstellungsprozesses beantwortet werden müssen. </text:p>
      <text:p text:style-name="P1"/>
      <text:p text:style-name="P1">Produktionsablauf. Welche 3 Planungen sind für einen optimalen Fertigungsablauf durchzuführen? </text:p>
      <text:p text:style-name="P1"/>
      <text:p text:style-name="P3">1. Optimale Abstimmung der Fertigungstermine mit den Auftragsterminen (Terminplanung).</text:p>
      <text:p text:style-name="P3">2. Minimierung der Projektdauer „Prinzip des geringsten Zeitaufwandes“ (Zeitplanung).</text:p>
      <text:p text:style-name="P3">3. Maximierung der Kapazitätsauslastung und damit Minimierung von Beständen in Zwischenlagern „Prinzip der Vollauslastung“ (Kapazitätsplanung).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irf" svg:font-family="'Liberation Seirf'"/>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8T13:43:37.838000000</meta:creation-date>
    <dc:date>2021-01-28T14:00:05.013000000</dc:date>
    <meta:editing-duration>PT16M26S</meta:editing-duration>
    <meta:editing-cycles>3</meta:editing-cycles>
    <meta:generator>LibreOffice/7.0.4.2$Windows_X86_64 LibreOffice_project/dcf040e67528d9187c66b2379df5ea4407429775</meta:generator>
    <meta:document-statistic meta:table-count="0" meta:image-count="0" meta:object-count="0" meta:page-count="1" meta:paragraph-count="13" meta:word-count="254" meta:character-count="2361" meta:non-whitespace-character-count="2113"/>
  </office:meta>
</office:document-meta>
</file>